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5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SKU</text:p>
          </table:table-cell>
          <table:table-cell office:value-type="string" calcext:value-type="string">
            <text:p>Farnell SKU</text:p>
          </table:table-cell>
          <table:table-cell office:value-type="string" calcext:value-type="string">
            <text:p>Mouser URL</text:p>
          </table:table-cell>
          <table:table-cell office:value-type="string" calcext:value-type="string">
            <text:p>Farnell UR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12-45S-0.5SH(55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8-FH12-45S-0.5SH55</text:p>
          </table:table-cell>
          <table:table-cell office:value-type="float" office:value="2427723" calcext:value-type="float">
            <text:p>2427723</text:p>
          </table:table-cell>
          <table:table-cell office:value-type="string" calcext:value-type="string">
            <text:p><text:a xlink:href="https://hu.mouser.com/ProductDetail/Hirose-Connector/FH12-45S-05SH55?qs=%2Fha2pyFadujlomTfO8fnIiv3yLsAtm7EHCFY%252BBzGxauPF9QjoDt7nsx1jrIeZlHO" xlink:type="simple">https://hu.mouser.com/ProductDetail/Hirose-Connector/FH12-45S-05SH55?qs=%2Fha2pyFadujlomTfO8fnIiv3yLsAtm7EHCFY%252BBzGxauPF9QjoDt7nsx1jrIeZlHO</text:a></text:p>
          </table:table-cell>
          <table:table-cell office:value-type="string" calcext:value-type="string">
            <text:p><text:a xlink:href="https://hu.farnell.com/hirose-hrs/fh12-45s-0-5sh-55/connector-ffc-fpc-rcpt-45pos-1row/dp/2427723" xlink:type="simple">https://hu.farnell.com/hirose-hrs/fh12-45s-0-5sh-55/connector-ffc-fpc-rcpt-45pos-1row/dp/2427723</text:a>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AMP – TE</text:p>
          </table:table-cell>
          <table:table-cell office:value-type="string" calcext:value-type="string">
            <text:p>4-1734839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1-4-1734839-5</text:p>
          </table:table-cell>
          <table:table-cell office:value-type="float" office:value="2967797" calcext:value-type="float">
            <text:p>2967797</text:p>
          </table:table-cell>
          <table:table-cell office:value-type="string" calcext:value-type="string">
            <text:p><text:a xlink:href="https://hu.mouser.com/ProductDetail/TE-Connectivity/4-1734839-5?qs=%2Fha2pyFaduj8DEuxQoMrVCxJ5WMuVZwwYPfD3MDQ7re%2FDlJtSauNkA%3D%3D" xlink:type="simple">https://hu.mouser.com/ProductDetail/TE-Connectivity/4-1734839-5?qs=%2Fha2pyFaduj8DEuxQoMrVCxJ5WMuVZwwYPfD3MDQ7re%2FDlJtSauNkA%3D%3D</text:a></text:p>
          </table:table-cell>
          <table:table-cell office:value-type="string" calcext:value-type="string">
            <text:p><text:a xlink:href="https://hu.farnell.com/amp-te-connectivity/4-1734839-5/fpc-conn-0-5mm-pitch-t-c-45p/dp/2967797" xlink:type="simple">https://hu.farnell.com/amp-te-connectivity/4-1734839-5/fpc-conn-0-5mm-pitch-t-c-45p/dp/2967797</text:a>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30340-6002HB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7-30340-6002 </text:p>
          </table:table-cell>
          <table:table-cell office:value-type="float" office:value="2668422" calcext:value-type="float">
            <text:p>2668422</text:p>
          </table:table-cell>
          <table:table-cell office:value-type="string" calcext:value-type="string">
            <text:p><text:a xlink:href="https://hu.mouser.com/ProductDetail/3M-Electronic-Solutions-Division/30340-6002HB?qs=Z%252B4xWyzEAtcAOAh80TF6pQ%3D%3D" xlink:type="simple">https://hu.mouser.com/ProductDetail/3M-Electronic-Solutions-Division/30340-6002HB?qs=Z%252B4xWyzEAtcAOAh80TF6pQ%3D%3D</text:a></text:p>
          </table:table-cell>
          <table:table-cell office:value-type="string" calcext:value-type="string">
            <text:p><text:a xlink:href="https://hu.farnell.com/3m/30340-6002hb/connector-header-40pos-2row-2/dp/2668422" xlink:type="simple">https://hu.farnell.com/3m/30340-6002hb/connector-header-40pos-2row-2/dp/2668422</text:a>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7-204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8-22-27-2041</text:p>
          </table:table-cell>
          <table:table-cell office:value-type="float" office:value="9731164" calcext:value-type="float">
            <text:p>9731164</text:p>
          </table:table-cell>
          <table:table-cell office:value-type="string" calcext:value-type="string">
            <text:p><text:a xlink:href="https://hu.mouser.com/ProductDetail/Molex/22-27-2041?qs=%2Fha2pyFadugXOaGYK9vac%252BbRDzMgPdoeJ1CS5ixPHOk%3D" xlink:type="simple">https://hu.mouser.com/ProductDetail/Molex/22-27-2041?qs=%2Fha2pyFadugXOaGYK9vac%252BbRDzMgPdoeJ1CS5ixPHOk%3D</text:a></text:p>
          </table:table-cell>
          <table:table-cell office:value-type="string" calcext:value-type="string">
            <text:p><text:a xlink:href="https://hu.farnell.com/molex/22-27-2041/connector-header-4pos-1row-2-54mm/dp/9731164" xlink:type="simple">https://hu.farnell.com/molex/22-27-2041/connector-header-4pos-1row-2-54mm/dp/9731164</text:a>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AMP – TE</text:p>
          </table:table-cell>
          <table:table-cell office:value-type="string" calcext:value-type="string">
            <text:p>350211-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1-3502111</text:p>
          </table:table-cell>
          <table:table-cell office:value-type="float" office:value="148086" calcext:value-type="float">
            <text:p>148086</text:p>
          </table:table-cell>
          <table:table-cell office:value-type="string" calcext:value-type="string">
            <text:p><text:a xlink:href="https://hu.mouser.com/ProductDetail/TE-Connectivity-AMP/350211-1?qs=sGAEpiMZZMvlX3nhDDO4AK9eWPK7Qn%252BSYlHEoWtn69E%3D" xlink:type="simple">https://hu.mouser.com/ProductDetail/TE-Connectivity-AMP/350211-1?qs=sGAEpiMZZMvlX3nhDDO4AK9eWPK7Qn%252BSYlHEoWtn69E%3D</text:a></text:p>
          </table:table-cell>
          <table:table-cell office:value-type="string" calcext:value-type="string">
            <text:p><text:a xlink:href="https://hu.farnell.com/amp-te-connectivity/350211-1/header-vertical-solder-1-row-4way/dp/148086" xlink:type="simple">https://hu.farnell.com/amp-te-connectivity/350211-1/header-vertical-solder-1-row-4way/dp/148086</text:a></text:p>
          </table:table-cell>
        </table:table-row>
        <table:table-row table:style-name="ro1">
          <table:table-cell office:value-type="string" calcext:value-type="string">
            <text:p>J7 (US)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22-04-F-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-FTSH12204F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hu.mouser.com/ProductDetail/Samtec/FTSH-122-04-F-D?qs=rU5fayqh%252BE3yjEEyc3lvlQ%3D%3D" xlink:type="simple">https://hu.mouser.com/ProductDetail/Samtec/FTSH-122-04-F-D?qs=rU5fayqh%252BE3yjEEyc3lvlQ%3D%3D</text:a>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7 (EU)</text:p>
          </table:table-cell>
          <table:table-cell office:value-type="string" calcext:value-type="string">
            <text:p>AMP – TE</text:p>
          </table:table-cell>
          <table:table-cell office:value-type="string" calcext:value-type="string">
            <text:p>1-104068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2977178" calcext:value-type="float">
            <text:p>29771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hu.farnell.com/amp-te-connectivity/1-104068-4/connector-header-44pos-2row-1/dp/2977178" xlink:type="simple">https://hu.farnell.com/amp-te-connectivity/1-104068-4/connector-header-44pos-2row-1/dp/2977178</text:a></text:p>
          </table:table-cell>
        </table:table-row>
        <table:table-row table:style-name="ro1">
          <table:table-cell office:value-type="string" calcext:value-type="string">
            <text:p>JP1 Pins</text:p>
          </table:table-cell>
          <table:table-cell office:value-type="string" calcext:value-type="string">
            <text:p>WÜRTH ELEC</text:p>
          </table:table-cell>
          <table:table-cell table:style-name="ce1" office:value-type="float" office:value="61300311121" calcext:value-type="float">
            <text:p>6130031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61300311121</text:p>
          </table:table-cell>
          <table:table-cell office:value-type="float" office:value="2356154" calcext:value-type="float">
            <text:p>2356154</text:p>
          </table:table-cell>
          <table:table-cell office:value-type="string" calcext:value-type="string">
            <text:p><text:a xlink:href="https://hu.mouser.com/ProductDetail/Wurth-Elektronik/61300311121?qs=%2Fha2pyFaduheXrodnT8R7mzIbWW9SiMsWllg0n7IrdorwvaLD8DlFQ%3D%3D" xlink:type="simple">https://hu.mouser.com/ProductDetail/Wurth-Elektronik/61300311121?qs=%2Fha2pyFaduheXrodnT8R7mzIbWW9SiMsWllg0n7IrdorwvaLD8DlFQ%3D%3D</text:a></text:p>
          </table:table-cell>
          <table:table-cell office:value-type="string" calcext:value-type="string">
            <text:p><text:a xlink:href="https://hu.farnell.com/wurth-elektronik/61300311121/header-2-54mm-pin-tht-vertical/dp/2356154" xlink:type="simple">https://hu.farnell.com/wurth-elektronik/61300311121/header-2-54mm-pin-tht-vertical/dp/2356154</text:a></text:p>
          </table:table-cell>
        </table:table-row>
        <table:table-row table:style-name="ro1">
          <table:table-cell office:value-type="string" calcext:value-type="string">
            <text:p>JP1 Bridge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7687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5-M7687-05</text:p>
          </table:table-cell>
          <table:table-cell office:value-type="float" office:value="3218491" calcext:value-type="float">
            <text:p>3218491</text:p>
          </table:table-cell>
          <table:table-cell office:value-type="string" calcext:value-type="string">
            <text:p><text:a xlink:href="https://hu.mouser.com/ProductDetail/Harwin/M7687-05?qs=%2Fha2pyFaduiQzWqvYGrcw1TG3RVRlQV%252B2KpcBKjVwEc%3D" xlink:type="simple">https://hu.mouser.com/ProductDetail/Harwin/M7687-05?qs=%2Fha2pyFaduiQzWqvYGrcw1TG3RVRlQV%252B2KpcBKjVwEc%3D</text:a></text:p>
          </table:table-cell>
          <table:table-cell office:value-type="string" calcext:value-type="string">
            <text:p><text:a xlink:href="https://hu.farnell.com/harwin/m7687-05/jumper-socket-10mm-blue/dp/3218491" xlink:type="simple">https://hu.farnell.com/harwin/m7687-05/jumper-socket-10mm-blue/dp/3218491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1117MP-3.3/NO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6-LM1117MP-3.3NOPB</text:p>
          </table:table-cell>
          <table:table-cell office:value-type="float" office:value="3007502" calcext:value-type="float">
            <text:p>3007502</text:p>
          </table:table-cell>
          <table:table-cell office:value-type="string" calcext:value-type="string">
            <text:p><text:a xlink:href="https://hu.mouser.com/ProductDetail/Texas-Instruments/LM1117MP-33-NOPB?qs=X1J7HmVL2ZFn4x9DZ4T2hA%3D%3D" xlink:type="simple">https://hu.mouser.com/ProductDetail/Texas-Instruments/LM1117MP-33-NOPB?qs=X1J7HmVL2ZFn4x9DZ4T2hA%3D%3D</text:a></text:p>
          </table:table-cell>
          <table:table-cell office:value-type="string" calcext:value-type="string">
            <text:p><text:a xlink:href="https://hu.farnell.com/texas-instruments/lm1117mp-3-3-nopb/ldo-fixed-3-3v-0-8a-sot-223-4/dp/3007502" xlink:type="simple">https://hu.farnell.com/texas-instruments/lm1117mp-3-3-nopb/ldo-fixed-3-3v-0-8a-sot-223-4/dp/3007502</text:a>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roadcom – Avago</text:p>
          </table:table-cell>
          <table:table-cell office:value-type="string" calcext:value-type="string">
            <text:p>HLMP-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0-HLMP-1301</text:p>
          </table:table-cell>
          <table:table-cell office:value-type="float" office:value="1003196" calcext:value-type="float">
            <text:p>1003196</text:p>
          </table:table-cell>
          <table:table-cell office:value-type="string" calcext:value-type="string">
            <text:p><text:a xlink:href="https://hu.mouser.com/ProductDetail/Broadcom-Avago/HLMP-1301?qs=sGAEpiMZZMt82OzCyDsLFG14VY5EtHXvf5%2FvkrWwQbQ%3D" xlink:type="simple">https://hu.mouser.com/ProductDetail/Broadcom-Avago/HLMP-1301?qs=sGAEpiMZZMt82OzCyDsLFG14VY5EtHXvf5%2FvkrWwQbQ%3D</text:a></text:p>
          </table:table-cell>
          <table:table-cell office:value-type="string" calcext:value-type="string">
            <text:p><text:a xlink:href="https://hu.farnell.com/broadcom-limited/hlmp-1301/led-3mm-red-3-4mcd-626nm/dp/1003196" xlink:type="simple">https://hu.farnell.com/broadcom-limited/hlmp-1301/led-3mm-red-3-4mcd-626nm/dp/1003196</text:a></text:p>
          </table:table-cell>
        </table:table-row>
        <table:table-row table:style-name="ro1">
          <table:table-cell office:value-type="string" calcext:value-type="string">
            <text:p>R1 (EU)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MCF 0.25W 33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9339418" calcext:value-type="float">
            <text:p>93394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hu.farnell.com/multicomp/mcf-0-25w-330r/res-330r-5-250mw-axial-carbon/dp/9339418" xlink:type="simple">https://hu.farnell.com/multicomp/mcf-0-25w-330r/res-330r-5-250mw-axial-carbon/dp/9339418</text:a></text:p>
          </table:table-cell>
        </table:table-row>
        <table:table-row table:style-name="ro1">
          <table:table-cell office:value-type="string" calcext:value-type="string">
            <text:p>R1 (US)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52-33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3-MFR-25FTE52-330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hu.mouser.com/ProductDetail/Yageo/MFR-25FTE52-330R?qs=sGAEpiMZZMsPqMdJzcrNwvki5I7GwxKe3c%2FrM9l8iOQ%3D" xlink:type="simple">https://hu.mouser.com/ProductDetail/Yageo/MFR-25FTE52-330R?qs=sGAEpiMZZMsPqMdJzcrNwvki5I7GwxKe3c%2FrM9l8iOQ%3D</text:a>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00.00.00</text:date>, <text:time style:data-style-name="N2" text:time-value="19:03:49.316894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21:22:35.080824808</meta:creation-date>
    <dc:date>2020-11-27T20:02:17.732291844</dc:date>
    <meta:editing-duration>PT1H13M27S</meta:editing-duration>
    <meta:editing-cycles>20</meta:editing-cycles>
    <meta:generator>LibreOffice/6.1.5.2$Linux_X86_64 LibreOffice_project/10$Build-2</meta:generator>
    <meta:document-statistic meta:table-count="1" meta:cell-count="112" meta:object-count="0"/>
  </office:meta>
</office:document-meta>
</file>